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ff99" draw:textarea-horizontal-align="justify" draw:textarea-vertical-align="middle" draw:auto-grow-height="false" fo:min-height="1.342cm" fo:min-width="2.93cm"/>
    </style:style>
    <style:style style:name="gr2" style:family="graphic" style:parent-style-name="standard">
      <style:graphic-properties draw:fill-color="#33ff99" draw:textarea-horizontal-align="justify" draw:textarea-vertical-align="middle" draw:auto-grow-height="false" fo:min-height="1.343cm" fo:min-width="2.93cm"/>
    </style:style>
    <style:style style:name="gr3" style:family="graphic" style:parent-style-name="standard">
      <style:graphic-properties draw:fill-color="#66ffff" draw:textarea-horizontal-align="justify" draw:textarea-vertical-align="middle" draw:auto-grow-height="false" fo:min-height="1.342cm" fo:min-width="2.93cm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0.792cm" fo:min-width="0.616cm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 style:parent-style-name="standard">
      <style:graphic-properties draw:fill-color="#ff9999" draw:textarea-horizontal-align="justify" draw:textarea-vertical-align="middle" draw:auto-grow-height="false" fo:min-height="0.778cm" fo:min-width="0.61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95cm"/>
    </style:style>
    <style:style style:name="gr9" style:family="graphic" style:parent-style-name="standard">
      <style:graphic-properties draw:fill-color="#33ff99" draw:textarea-horizontal-align="justify" draw:textarea-vertical-align="middle" draw:auto-grow-height="false" fo:min-height="1.342cm" fo:min-width="2.318cm"/>
    </style:style>
    <style:style style:name="gr10" style:family="graphic" style:parent-style-name="standard">
      <style:graphic-properties draw:fill-color="#ff6600" draw:textarea-horizontal-align="justify" draw:textarea-vertical-align="middle" draw:auto-grow-height="false" fo:min-height="1.343cm" fo:min-width="1.705cm"/>
    </style:style>
    <style:style style:name="gr11" style:family="graphic" style:parent-style-name="standard">
      <style:graphic-properties draw:stroke="none" svg:stroke-color="#000000" draw:fill="none" draw:fill-color="#ffffff" fo:min-height="1.132cm"/>
    </style:style>
    <style:style style:name="gr12" style:family="graphic" style:parent-style-name="standard">
      <style:graphic-properties draw:fill-color="#33ff99" draw:textarea-horizontal-align="justify" draw:textarea-vertical-align="middle" draw:auto-grow-height="false" fo:min-height="1.342cm" fo:min-width="2.44cm"/>
    </style:style>
    <style:style style:name="gr13" style:family="graphic" style:parent-style-name="standard">
      <style:graphic-properties draw:fill-color="#33ff99" draw:textarea-horizontal-align="justify" draw:textarea-vertical-align="middle" draw:auto-grow-height="false" fo:min-height="1.342cm" fo:min-width="1.913cm"/>
    </style:style>
    <style:style style:name="P1" style:family="paragraph">
      <style:paragraph-properties fo:text-align="center"/>
    </style:style>
    <style:style style:name="P2" style:family="paragraph">
      <loext:graphic-properties draw:fill-color="#33ff99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-color="#66ffff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ff9999"/>
      <style:paragraph-properties fo:text-align="center"/>
      <style:text-properties style:font-name="Calibri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-color="#ff6600"/>
      <style:paragraph-properties fo:text-align="center"/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andscape">
        <draw:custom-shape draw:style-name="gr1" draw:text-style-name="P2" xml:id="id3" draw:id="id3" draw:layer="layout" svg:width="3.43cm" svg:height="1.592cm" svg:x="2.504cm" svg:y="2.352cm">
          <text:p text:style-name="P1"><text:span text:style-name="T1">Game is launche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43cm" svg:height="1.593cm" svg:x="2.504cm" svg:y="4.679cm">
          <text:p text:style-name="P1"><text:span text:style-name="T1">Start Board</text:span></text:p>
          <text:p text:style-name="P1"><text:span text:style-name="T1">Gener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43cm" svg:height="1.592cm" svg:x="7.281cm" svg:y="2.352cm">
          <text:p text:style-name="P1"><text:span text:style-name="T1">Generate card</text:span></text:p>
          <text:p text:style-name="P1"><text:span text:style-name="T1">valu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43cm" svg:height="1.592cm" svg:x="11.446cm" svg:y="2.352cm">
          <text:p text:style-name="P1"><text:span text:style-name="T1">Assign card to next</text:span></text:p>
          <text:p text:style-name="P1"><text:span text:style-name="T1">board posi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2.231cm" svg:height="2.082cm" svg:x="16.075cm" svg:y="2.107cm">
          <text:p text:style-name="P1"><text:span text:style-name="T2">Is a tr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8" draw:id="id8" draw:layer="layout" svg:width="3.43cm" svg:height="1.592cm" svg:x="15.489cm" svg:y="5.292cm">
          <text:p text:style-name="P1"><text:span text:style-name="T1">Increment number</text:span></text:p>
          <text:p text:style-name="P1"><text:span text:style-name="T1">of traps in row and</text:span></text:p>
          <text:p text:style-name="P1"><text:span text:style-name="T1">column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5.934cm" svg:y1="5.475cm" svg:x2="7.281cm" svg:y2="3.148cm" draw:start-shape="id1" draw:end-shape="id2" draw:end-glue-point="3" svg:d="M5934 5475h674v-2327h673" svg:viewBox="0 0 1348 2328">
          <text:p/>
        </draw:connector>
        <draw:custom-shape draw:style-name="gr6" draw:text-style-name="P4" xml:id="id7" draw:id="id7" draw:layer="layout" svg:width="2.231cm" svg:height="2.056cm" svg:x="23.574cm" svg:y="2.133cm">
          <text:p text:style-name="P1"><text:span text:style-name="T2">25 card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svg:x1="4.219cm" svg:y1="3.944cm" svg:x2="4.219cm" svg:y2="4.679cm" draw:start-shape="id3" draw:start-glue-point="2" draw:end-shape="id1" draw:end-glue-point="0" svg:d="M4219 3944v735" svg:viewBox="0 0 1 736">
          <text:p/>
        </draw:connector>
        <draw:custom-shape draw:style-name="gr3" draw:text-style-name="P3" xml:id="id6" draw:id="id6" draw:layer="layout" svg:width="3.43cm" svg:height="1.592cm" svg:x="19.409cm" svg:y="2.378cm">
          <text:p text:style-name="P1"><text:span text:style-name="T1">Increment row and</text:span></text:p>
          <text:p text:style-name="P1"><text:span text:style-name="T1">column total by </text:span></text:p>
          <text:p text:style-name="P1"><text:span text:style-name="T1">card valu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3.43cm" svg:height="1.592cm" svg:x="16.714cm" svg:y="7.742cm">
          <text:p text:style-name="P1"><text:span text:style-name="T1">Populate interface</text:span></text:p>
          <text:p text:style-name="P1"><text:span text:style-name="T1">with car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2" draw:id="id12" draw:layer="layout" svg:width="3.43cm" svg:height="1.592cm" svg:x="11.936cm" svg:y="7.742cm">
          <text:p text:style-name="P1"><text:span text:style-name="T1">Populate interface</text:span></text:p>
          <text:p text:style-name="P1"><text:span text:style-name="T1">with row/column</text:span></text:p>
          <text:p text:style-name="P1"><text:span text:style-name="T1">valu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.43cm" svg:height="1.592cm" svg:x="2.504cm" svg:y="6.272cm">
          <text:p text:style-name="P1"><text:span text:style-name="T1">Complete Board</text:span></text:p>
          <text:p text:style-name="P1"><text:span text:style-name="T1">Gener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43cm" svg:height="1.592cm" svg:x="7.263cm" svg:y="7.742cm">
          <text:p text:style-name="P1"><text:span text:style-name="T1">Populate interface</text:span></text:p>
          <text:p text:style-name="P1"><text:span text:style-name="T1">with row/column</text:span></text:p>
          <text:p text:style-name="P1"><text:span text:style-name="T1">Bomb count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0.711cm" svg:y1="3.148cm" svg:x2="11.446cm" svg:y2="3.148cm" draw:start-shape="id2" draw:start-glue-point="1" draw:end-shape="id4" draw:end-glue-point="3" svg:d="M10711 3148h735" svg:viewBox="0 0 736 1">
          <text:p/>
        </draw:connector>
        <draw:connector draw:style-name="gr7" draw:text-style-name="P5" draw:layer="layout" svg:x1="14.876cm" svg:y1="3.148cm" svg:x2="16.075cm" svg:y2="3.148cm" draw:start-shape="id4" draw:start-glue-point="1" draw:end-shape="id5" draw:end-glue-point="5" svg:d="M14876 3148h1199" svg:viewBox="0 0 1200 1">
          <text:p/>
        </draw:connector>
        <draw:connector draw:style-name="gr7" draw:text-style-name="P5" draw:layer="layout" svg:x1="18.306cm" svg:y1="3.148cm" svg:x2="19.409cm" svg:y2="3.174cm" draw:start-shape="id5" draw:start-glue-point="7" draw:end-shape="id6" draw:end-glue-point="3" svg:d="M18306 3148h552v26h551" svg:viewBox="0 0 1104 27">
          <text:p/>
        </draw:connector>
        <draw:connector draw:style-name="gr7" draw:text-style-name="P5" draw:layer="layout" svg:x1="22.839cm" svg:y1="3.174cm" svg:x2="23.574cm" svg:y2="3.161cm" draw:start-shape="id6" draw:start-glue-point="1" draw:end-shape="id7" draw:end-glue-point="5" svg:d="M22839 3174h367v-13h368" svg:viewBox="0 0 736 14">
          <text:p/>
        </draw:connector>
        <draw:connector draw:style-name="gr7" draw:text-style-name="P5" draw:layer="layout" svg:x1="17.191cm" svg:y1="4.189cm" svg:x2="17.204cm" svg:y2="5.292cm" draw:start-shape="id5" draw:start-glue-point="6" draw:end-shape="id8" draw:end-glue-point="0" svg:d="M17191 4189v552h13v551" svg:viewBox="0 0 14 1104">
          <text:p/>
        </draw:connector>
        <draw:connector draw:style-name="gr7" draw:text-style-name="P5" draw:layer="layout" svg:x1="18.919cm" svg:y1="6.088cm" svg:x2="21.124cm" svg:y2="3.97cm" draw:start-shape="id8" draw:start-glue-point="1" draw:end-shape="id6" draw:end-glue-point="2" svg:d="M18919 6088h2205v-2118" svg:viewBox="0 0 2206 2119">
          <text:p/>
        </draw:connector>
        <draw:frame draw:style-name="gr8" draw:text-style-name="P6" draw:layer="layout" svg:width="1.225cm" svg:height="0.645cm" svg:x="16.224cm" svg:y="4.179cm">
          <draw:text-box>
            <text:p><text:span text:style-name="T3">Yes</text:span></text:p>
          </draw:text-box>
        </draw:frame>
        <draw:connector draw:style-name="gr7" draw:text-style-name="P5" draw:layer="layout" svg:x1="24.69cm" svg:y1="2.133cm" svg:x2="8.996cm" svg:y2="2.352cm" draw:start-shape="id7" draw:start-glue-point="4" draw:end-shape="id2" draw:end-glue-point="0" svg:d="M24690 2133v-501h-15694v720" svg:viewBox="0 0 15695 721">
          <text:p/>
        </draw:connector>
        <draw:frame draw:style-name="gr8" draw:text-style-name="P6" draw:layer="layout" svg:width="1.225cm" svg:height="0.645cm" svg:x="24.921cm" svg:y="4.179cm">
          <draw:text-box>
            <text:p><text:span text:style-name="T3">Yes</text:span></text:p>
          </draw:text-box>
        </draw:frame>
        <draw:frame draw:style-name="gr8" draw:text-style-name="P6" draw:layer="layout" svg:width="1.225cm" svg:height="0.645cm" svg:x="23.696cm" svg:y="1.117cm">
          <draw:text-box>
            <text:p><text:span text:style-name="T3">No</text:span></text:p>
          </draw:text-box>
        </draw:frame>
        <draw:frame draw:style-name="gr8" draw:text-style-name="P6" draw:layer="layout" svg:width="1.225cm" svg:height="0.645cm" svg:x="18.184cm" svg:y="2.597cm">
          <draw:text-box>
            <text:p><text:span text:style-name="T3">No</text:span></text:p>
          </draw:text-box>
        </draw:frame>
        <draw:connector draw:style-name="gr5" draw:text-style-name="P5" draw:layer="layout" svg:x1="7.263cm" svg:y1="8.538cm" svg:x2="5.934cm" svg:y2="7.068cm" draw:start-shape="id9" draw:start-glue-point="3" draw:end-shape="id10" draw:end-glue-point="1" svg:d="M7263 8538h-664v-1470h-665" svg:viewBox="0 0 1330 1471">
          <text:p/>
        </draw:connector>
        <draw:connector draw:style-name="gr7" draw:text-style-name="P5" draw:layer="layout" svg:x1="16.714cm" svg:y1="8.538cm" svg:x2="15.366cm" svg:y2="8.538cm" draw:start-shape="id11" draw:start-glue-point="3" draw:end-shape="id12" draw:end-glue-point="1" svg:d="M16714 8538h-1348" svg:viewBox="0 0 1349 1">
          <text:p/>
        </draw:connector>
        <draw:connector draw:style-name="gr7" draw:text-style-name="P5" draw:layer="layout" svg:x1="11.936cm" svg:y1="8.538cm" svg:x2="10.693cm" svg:y2="8.538cm" draw:start-shape="id12" draw:start-glue-point="3" draw:end-shape="id9" draw:end-glue-point="1" svg:d="M11936 8538h-1243" svg:viewBox="0 0 1244 1">
          <text:p/>
        </draw:connector>
        <draw:custom-shape draw:style-name="gr4" draw:text-style-name="P4" xml:id="id13" draw:id="id13" draw:layer="layout" svg:width="2.231cm" svg:height="2.083cm" svg:x="15.27cm" svg:y="10.34cm">
          <text:p text:style-name="P1"><text:span text:style-name="T2">User</text:span></text:p>
          <text:p text:style-name="P1"><text:span text:style-name="T2">A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draw:line-skew="0.788cm" svg:x1="4.219cm" svg:y1="7.864cm" svg:x2="16.385cm" svg:y2="10.34cm" draw:start-shape="id10" draw:start-glue-point="2" draw:end-shape="id13" svg:d="M4219 7864v2026h12166v450" svg:viewBox="0 0 12167 2477">
          <text:p/>
        </draw:connector>
        <draw:custom-shape draw:style-name="gr9" draw:text-style-name="P2" xml:id="id21" draw:id="id21" draw:layer="layout" svg:width="2.818cm" svg:height="1.592cm" svg:x="21.41cm" svg:y="14.556cm">
          <text:p text:style-name="P1"><text:span text:style-name="T1">“</text:span><text:span text:style-name="T1">Flagged” set to</text:span></text:p>
          <text:p text:style-name="P1"><text:span text:style-name="T1">true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5.27cm" svg:y1="11.382cm" svg:x2="13.284cm" svg:y2="11.355cm" draw:start-shape="id13" draw:start-glue-point="5" draw:end-shape="id14" draw:end-glue-point="1" svg:d="M15270 11382h-993v-27h-993" svg:viewBox="0 0 1987 28">
          <text:p/>
        </draw:connector>
        <draw:custom-shape draw:style-name="gr2" draw:text-style-name="P2" xml:id="id14" draw:id="id14" draw:layer="layout" svg:width="3.43cm" svg:height="1.593cm" svg:x="9.854cm" svg:y="10.559cm">
          <text:p text:style-name="P1"><text:span text:style-name="T1">Card state changed</text:span></text:p>
          <text:p text:style-name="P1"><text:span text:style-name="T1">To flippe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5" draw:id="id15" draw:layer="layout" svg:width="2.231cm" svg:height="2.082cm" svg:x="6.658cm" svg:y="13.132cm">
          <text:p text:style-name="P1"><text:span text:style-name="T2">Is a tr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7" draw:id="id17" draw:layer="layout" svg:width="2.231cm" svg:height="2.082cm" svg:x="10.545cm" svg:y="13.132cm">
          <text:p text:style-name="P1"><text:span text:style-name="T2">Valu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7" xml:id="id16" draw:id="id16" draw:layer="layout" svg:width="2.205cm" svg:height="1.593cm" svg:x="3.51cm" svg:y="13.35cm">
          <text:p text:style-name="P1"><text:span text:style-name="T4">GAME OVER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6.658cm" svg:y1="14.173cm" svg:x2="5.715cm" svg:y2="14.146cm" draw:start-shape="id15" draw:start-glue-point="5" draw:end-shape="id16" draw:end-glue-point="1" svg:d="M6658 14173h-472v-27h-471" svg:viewBox="0 0 944 28">
          <text:p/>
        </draw:connector>
        <draw:frame draw:style-name="gr8" draw:text-style-name="P6" draw:layer="layout" svg:width="1.225cm" svg:height="0.645cm" svg:x="5.845cm" svg:y="13.403cm">
          <draw:text-box>
            <text:p><text:span text:style-name="T3">Yes</text:span></text:p>
          </draw:text-box>
        </draw:frame>
        <draw:connector draw:style-name="gr7" draw:text-style-name="P5" draw:layer="layout" svg:x1="8.889cm" svg:y1="14.173cm" svg:x2="11.661cm" svg:y2="13.132cm" draw:start-shape="id15" draw:start-glue-point="7" draw:end-shape="id17" draw:end-glue-point="4" svg:d="M8889 14173h828v-1542h1944v501" svg:viewBox="0 0 2773 1543">
          <text:p/>
        </draw:connector>
        <draw:frame draw:style-name="gr8" draw:text-style-name="P6" draw:layer="layout" svg:width="1.225cm" svg:height="0.645cm" svg:x="8.811cm" svg:y="13.341cm">
          <draw:text-box>
            <text:p><text:span text:style-name="T3">No</text:span></text:p>
          </draw:text-box>
        </draw:frame>
        <draw:frame draw:style-name="gr8" draw:text-style-name="P6" draw:layer="layout" svg:width="2.205cm" svg:height="0.645cm" svg:x="13.529cm" svg:y="10.656cm">
          <draw:text-box>
            <text:p><text:span text:style-name="T3">Left-click</text:span></text:p>
          </draw:text-box>
        </draw:frame>
        <draw:frame draw:style-name="gr8" draw:text-style-name="P6" draw:layer="layout" svg:width="2.286cm" svg:height="0.645cm" svg:x="18.259cm" svg:y="10.769cm">
          <draw:text-box>
            <text:p><text:span text:style-name="T3">Right-click</text:span></text:p>
          </draw:text-box>
        </draw:frame>
        <draw:connector draw:style-name="gr7" draw:text-style-name="P5" draw:layer="layout" draw:line-skew="0cm -11.011cm 0.052cm" svg:x1="11.661cm" svg:y1="15.214cm" svg:x2="16.386cm" svg:y2="10.34cm" draw:start-shape="id17" draw:start-glue-point="6" draw:end-shape="id13" draw:end-glue-point="4" svg:d="M11661 15214v502h-8649v-5826h13374v450" svg:viewBox="0 0 13375 5827">
          <text:p/>
        </draw:connector>
        <draw:frame draw:style-name="gr11" draw:text-style-name="P6" draw:layer="layout" svg:width="2.205cm" svg:height="1.382cm" svg:x="9.443cm" svg:y="15.097cm">
          <draw:text-box>
            <text:p><text:span text:style-name="T3">Value = 1</text:span></text:p>
          </draw:text-box>
        </draw:frame>
        <draw:custom-shape draw:style-name="gr1" draw:text-style-name="P2" xml:id="id24" draw:id="id24" draw:layer="layout" svg:width="3.43cm" svg:height="1.592cm" svg:x="14.386cm" svg:y="13.377cm">
          <text:p text:style-name="P1"><text:span text:style-name="T1">Add value to</text:span></text:p>
          <text:p text:style-name="P1"><text:span text:style-name="T1">points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225cm" svg:height="0.645cm" svg:x="12.916cm" svg:y="13.499cm">
          <draw:text-box>
            <text:p><text:span text:style-name="T3">Else</text:span></text:p>
          </draw:text-box>
        </draw:frame>
        <draw:custom-shape draw:style-name="gr2" draw:text-style-name="P2" xml:id="id18" draw:id="id18" draw:layer="layout" svg:width="3.43cm" svg:height="1.593cm" svg:x="5.076cm" svg:y="10.559cm">
          <text:p text:style-name="P1"><text:span text:style-name="T1">Interface updated to</text:span></text:p>
          <text:p text:style-name="P1"><text:span text:style-name="T1">Reflect state chan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3.43cm" svg:height="1.592cm" svg:x="14.341cm" svg:y="15.732cm">
          <text:p text:style-name="P1"><text:span text:style-name="T1">Interface updated</text:span></text:p>
          <text:p text:style-name="P1"><text:span text:style-name="T1">To reflect new point</text:span></text:p>
          <text:p text:style-name="P1"><text:span text:style-name="T1">Value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9.854cm" svg:y1="11.355cm" svg:x2="8.506cm" svg:y2="11.355cm" draw:start-shape="id14" draw:start-glue-point="3" draw:end-shape="id18" draw:end-glue-point="1" svg:d="M9854 11355h-1348" svg:viewBox="0 0 1349 1">
          <text:p/>
        </draw:connector>
        <draw:connector draw:style-name="gr7" draw:text-style-name="P5" draw:layer="layout" svg:x1="6.791cm" svg:y1="12.152cm" svg:x2="7.774cm" svg:y2="13.132cm" draw:start-shape="id18" draw:start-glue-point="2" draw:end-shape="id15" draw:end-glue-point="4" svg:d="M6791 12152v490h983v490" svg:viewBox="0 0 984 981">
          <text:p/>
        </draw:connector>
        <draw:custom-shape draw:style-name="gr2" draw:text-style-name="P2" xml:id="id22" draw:id="id22" draw:layer="layout" svg:width="3.43cm" svg:height="1.593cm" svg:x="19.695cm" svg:y="17.373cm">
          <text:p text:style-name="P1"><text:span text:style-name="T1">Interface updated to</text:span></text:p>
          <text:p text:style-name="P1"><text:span text:style-name="T1">Reflect state ch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9" draw:id="id19" draw:layer="layout" svg:width="2.231cm" svg:height="2.082cm" svg:x="20.308cm" svg:y="12.106cm">
          <text:p text:style-name="P1"><text:span text:style-name="T2">Is flagg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20" draw:id="id20" draw:layer="layout" svg:width="2.94cm" svg:height="1.592cm" svg:x="18.47cm" svg:y="14.556cm">
          <text:p text:style-name="P1"><text:span text:style-name="T1">“</text:span><text:span text:style-name="T1">Flagged” set to</text:span></text:p>
          <text:p text:style-name="P1"><text:span text:style-name="T1">false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20.308cm" svg:y1="13.147cm" svg:x2="19.94cm" svg:y2="14.556cm" draw:start-shape="id19" draw:start-glue-point="5" draw:end-shape="id20" draw:end-glue-point="0" svg:d="M20308 13147h-368v1409" svg:viewBox="0 0 369 1410">
          <text:p/>
        </draw:connector>
        <draw:connector draw:style-name="gr7" draw:text-style-name="P5" draw:layer="layout" svg:x1="22.539cm" svg:y1="13.147cm" svg:x2="22.819cm" svg:y2="14.556cm" draw:start-shape="id19" draw:start-glue-point="7" draw:end-shape="id21" draw:end-glue-point="0" svg:d="M22539 13147h280v1409" svg:viewBox="0 0 281 1410">
          <text:p/>
        </draw:connector>
        <draw:connector draw:style-name="gr7" draw:text-style-name="P5" draw:layer="layout" svg:x1="19.94cm" svg:y1="16.148cm" svg:x2="21.41cm" svg:y2="17.373cm" draw:start-shape="id20" draw:start-glue-point="2" draw:end-shape="id22" svg:d="M19940 16148v612h1470v613" svg:viewBox="0 0 1471 1226">
          <text:p/>
        </draw:connector>
        <draw:connector draw:style-name="gr7" draw:text-style-name="P5" draw:layer="layout" svg:x1="22.819cm" svg:y1="16.148cm" svg:x2="21.41cm" svg:y2="17.373cm" draw:start-shape="id21" draw:start-glue-point="2" draw:end-shape="id22" draw:end-glue-point="0" svg:d="M22819 16148v612h-1409v613" svg:viewBox="0 0 1410 1226">
          <text:p/>
        </draw:connector>
        <draw:custom-shape draw:style-name="gr3" draw:text-style-name="P3" xml:id="id23" draw:id="id23" draw:layer="layout" svg:width="3.43cm" svg:height="1.592cm" svg:x="21.736cm" svg:y="7.742cm">
          <text:p text:style-name="P1"><text:span text:style-name="T1">Calculate board</text:span></text:p>
          <text:p text:style-name="P1"><text:span text:style-name="T1">Total value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24.69cm" svg:y1="4.189cm" svg:x2="23.451cm" svg:y2="7.742cm" draw:start-shape="id7" draw:start-glue-point="6" draw:end-shape="id23" draw:end-glue-point="0" svg:d="M24690 4189v1777h-1239v1776" svg:viewBox="0 0 1240 3554">
          <text:p/>
        </draw:connector>
        <draw:connector draw:style-name="gr7" draw:text-style-name="P5" draw:layer="layout" svg:x1="21.736cm" svg:y1="8.538cm" svg:x2="20.144cm" svg:y2="8.538cm" draw:start-shape="id23" draw:start-glue-point="3" draw:end-shape="id11" svg:d="M21736 8538h-1592" svg:viewBox="0 0 1593 1">
          <text:p/>
        </draw:connector>
        <draw:custom-shape draw:style-name="gr4" draw:text-style-name="P4" xml:id="id26" draw:id="id26" draw:layer="layout" svg:width="2.231cm" svg:height="2.083cm" svg:x="10.56cm" svg:y="16.824cm">
          <text:p text:style-name="P1"><text:span text:style-name="T2">Wi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svg:x1="12.776cm" svg:y1="14.173cm" svg:x2="14.386cm" svg:y2="14.173cm" draw:start-shape="id17" draw:start-glue-point="7" draw:end-shape="id24" draw:end-glue-point="3" svg:d="M12776 14173h1610" svg:viewBox="0 0 1611 1">
          <text:p/>
        </draw:connector>
        <draw:connector draw:style-name="gr7" draw:text-style-name="P5" draw:layer="layout" svg:x1="16.101cm" svg:y1="14.969cm" svg:x2="16.056cm" svg:y2="15.732cm" draw:start-shape="id24" draw:start-glue-point="2" draw:end-shape="id25" draw:end-glue-point="0" svg:d="M16101 14969v382h-45v381" svg:viewBox="0 0 46 764">
          <text:p/>
        </draw:connector>
        <draw:connector draw:style-name="gr7" draw:text-style-name="P5" draw:layer="layout" svg:x1="16.056cm" svg:y1="17.324cm" svg:x2="11.676cm" svg:y2="16.824cm" draw:start-shape="id25" draw:start-glue-point="2" draw:end-shape="id26" draw:end-glue-point="4" svg:d="M16056 17324v501h-2490v-1503h-1890v502" svg:viewBox="0 0 4381 1504">
          <text:p/>
        </draw:connector>
        <draw:custom-shape draw:style-name="gr13" draw:text-style-name="P2" xml:id="id27" draw:id="id27" draw:layer="layout" svg:width="2.413cm" svg:height="1.592cm" svg:x="7.403cm" svg:y="17.129cm">
          <text:p text:style-name="P1"><text:span text:style-name="T1">Congratulat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8" draw:id="id28" draw:layer="layout" svg:width="2.231cm" svg:height="2.083cm" svg:x="4.229cm" svg:y="16.824cm">
          <text:p text:style-name="P1"><text:span text:style-name="T2">Agai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svg:x1="10.56cm" svg:y1="17.866cm" svg:x2="9.816cm" svg:y2="17.925cm" draw:start-shape="id26" draw:start-glue-point="5" draw:end-shape="id27" draw:end-glue-point="1" svg:d="M10560 17866h-373v59h-371" svg:viewBox="0 0 745 60">
          <text:p/>
        </draw:connector>
        <draw:connector draw:style-name="gr7" draw:text-style-name="P5" draw:layer="layout" svg:x1="7.403cm" svg:y1="17.925cm" svg:x2="6.46cm" svg:y2="17.866cm" draw:start-shape="id27" draw:start-glue-point="3" draw:end-shape="id28" draw:end-glue-point="7" svg:d="M7403 17925h-472v-59h-471" svg:viewBox="0 0 944 60">
          <text:p/>
        </draw:connector>
        <draw:connector draw:style-name="gr7" draw:text-style-name="P5" draw:layer="layout" draw:line-skew="0.484cm" svg:x1="5.345cm" svg:y1="16.824cm" svg:x2="4.612cm" svg:y2="14.943cm" draw:start-shape="id28" draw:start-glue-point="4" draw:end-shape="id16" svg:d="M5345 16824v-457h-733v-1424" svg:viewBox="0 0 734 1882">
          <text:p/>
        </draw:connector>
        <draw:frame draw:style-name="gr8" draw:text-style-name="P6" draw:layer="layout" svg:width="1.225cm" svg:height="0.645cm" svg:x="5.298cm" svg:y="16.113cm">
          <draw:text-box>
            <text:p><text:span text:style-name="T3">No</text:span></text:p>
          </draw:text-box>
        </draw:frame>
        <draw:connector draw:style-name="gr7" draw:text-style-name="P5" draw:layer="layout" draw:line-skew="-0.381cm" svg:x1="4.229cm" svg:y1="17.866cm" svg:x2="2.504cm" svg:y2="5.475cm" draw:start-shape="id28" draw:start-glue-point="5" draw:end-shape="id1" draw:end-glue-point="3" svg:d="M4229 17866h-2607v-12391h882" svg:viewBox="0 0 2608 12392">
          <text:p/>
        </draw:connector>
        <draw:frame draw:style-name="gr8" draw:text-style-name="P6" draw:layer="layout" svg:width="1.225cm" svg:height="0.645cm" svg:x="3.057cm" svg:y="17.256cm">
          <draw:text-box>
            <text:p><text:span text:style-name="T3">Yes</text:span></text:p>
          </draw:text-box>
        </draw:frame>
        <draw:frame draw:style-name="gr8" draw:text-style-name="P6" draw:layer="layout" svg:width="1.225cm" svg:height="0.645cm" svg:x="9.788cm" svg:y="17.129cm">
          <draw:text-box>
            <text:p><text:span text:style-name="T3">Yes</text:span></text:p>
          </draw:text-box>
        </draw:frame>
        <draw:connector draw:style-name="gr7" draw:text-style-name="P5" draw:layer="layout" draw:line-skew="0cm -11.011cm 0.052cm" svg:x1="11.676cm" svg:y1="18.907cm" svg:x2="16.386cm" svg:y2="10.34cm" draw:start-shape="id26" draw:start-glue-point="6" draw:end-shape="id13" draw:end-glue-point="4" svg:d="M11676 18907v501h-8657v-9518h13367v450" svg:viewBox="0 0 13368 9519">
          <text:p/>
        </draw:connector>
        <draw:frame draw:style-name="gr8" draw:text-style-name="P6" draw:layer="layout" svg:width="1.225cm" svg:height="0.645cm" svg:x="11.7cm" svg:y="19.024cm">
          <draw:text-box>
            <text:p><text:span text:style-name="T3">No</text:span></text:p>
          </draw:text-box>
        </draw:frame>
        <draw:connector draw:style-name="gr7" draw:text-style-name="P5" draw:layer="layout" svg:x1="17.501cm" svg:y1="11.382cm" svg:x2="21.424cm" svg:y2="12.106cm" draw:start-shape="id13" draw:start-glue-point="7" draw:end-shape="id19" draw:end-glue-point="4" svg:d="M17501 11382h3923v724" svg:viewBox="0 0 3924 725">
          <text:p/>
        </draw:connector>
        <draw:connector draw:style-name="gr7" draw:text-style-name="P5" draw:layer="layout" draw:line-skew="0.457cm -15.579cm 0.052cm" svg:x1="21.41cm" svg:y1="18.966cm" svg:x2="16.386cm" svg:y2="10.34cm" draw:start-shape="id22" draw:start-glue-point="2" draw:end-shape="id13" draw:end-glue-point="4" svg:d="M21410 18966v957h-18391v-10033h13367v450" svg:viewBox="0 0 18392 100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andscap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23:24:26.338000000</meta:creation-date>
    <dc:date>2015-09-30T09:38:45.899000000</dc:date>
    <meta:editing-duration>PT13M15S</meta:editing-duration>
    <meta:editing-cycles>3</meta:editing-cycles>
    <meta:generator>LibreOffice/5.0.1.2$Windows_x86 LibreOffice_project/81898c9f5c0d43f3473ba111d7b351050be20261</meta:generator>
    <meta:document-statistic meta:object-count="77"/>
  </office:meta>
</office:document-meta>
</file>